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042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8pt" style:font-size-asian="8pt" style:font-size-complex="8pt"/>
    </style:style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Obtener y organizar información</text:span><text:span text:style-name="T2"><text:line-break/></text:span><text:span text:style-name="T3">Equipo A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4">Base de datos de conocimiento</text:span></text:p>
          </table:table-cell>
        </table:table-row>
        <table:table-row table:style-name="Table1.2">
          <table:table-cell table:style-name="Table1.A2" table:number-rows-spanned="5" office:value-type="string">
            <text:list xml:id="list2965068235" text:style-name="WWNum1">
              <text:list-item>
                <text:p text:style-name="P8">Tecnología X1 </text:p>
                <text:list>
                  <text:list-item>
                    <text:p text:style-name="P9">Teoría:</text:p>
                    <text:list>
                      <text:list-item>
                        <text:p text:style-name="P10">Web A: <text:a xlink:type="simple" xlink:href="http://teoria.com" text:style-name="ListLabel_20_10" text:visited-style-name="ListLabel_20_10"><text:span text:style-name="T5">http://teoria.com</text:span></text:a></text:p>
                        <text:list>
                          <text:list-item>
                            <text:p text:style-name="P11">Explica los conceptos de noseque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Tutoriales:</text:p>
                    <text:list>
                      <text:list-item>
                        <text:p text:style-name="P10">Web B: <text:a xlink:type="simple" xlink:href="http://tutorial.com" text:style-name="ListLabel_20_10" text:visited-style-name="ListLabel_20_10"><text:span text:style-name="T5">http://tutorial.com</text:span></text:a> <text:s/></text:p>
                        <text:list>
                          <text:list-item>
                            <text:p text:style-name="P11">En castellano, útil para empezar noseque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Cheatsheets:</text:p>
                    <text:list>
                      <text:list-item>
                        <text:p text:style-name="P10">Web: <text:a xlink:type="simple" xlink:href="http://cheatsheets.com" text:style-name="ListLabel_20_10" text:visited-style-name="ListLabel_20_10"><text:span text:style-name="T5">http://cheatsheets.com</text:span></text:a> </text:p>
                        <text:list>
                          <text:list-item>
                            <text:p text:style-name="P11">Resume los comandos de X, Y, Z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Comunidad Telegram:</text:p>
                    <text:list>
                      <text:list-item>
                        <text:p text:style-name="P10">Enlace a comunidad:</text:p>
                        <text:list>
                          <text:list-item>
                            <text:p text:style-name="P11">Hablan sobre esta tecnología en castellano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Tecnología X2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8" meta:word-count="71" meta:character-count="416" meta:non-whitespace-character-count="369"/>
    <meta:generator>LibreOfficeDev/6.0.5.2$Linux_X86_64 LibreOffice_project/</meta:generator>
  </office:meta>
</office:document-meta>
</file>